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zdevumi" style:family="table">
      <style:table-properties style:width="17.59cm" table:align="margins"/>
    </style:style>
    <style:style style:name="Uzdevumi.A" style:family="table-column">
      <style:table-column-properties style:column-width="3.517cm" style:rel-column-width="13107*"/>
    </style:style>
    <style:style style:name="Uzdevumi.A1" style:family="table-cell">
      <style:table-cell-properties fo:background-color="#6699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Uzdevumi.E1" style:family="table-cell">
      <style:table-cell-properties fo:background-color="#669966" fo:padding="0.097cm" fo:border="0.002cm solid #000000">
        <style:background-image/>
      </style:table-cell-properties>
    </style:style>
    <style:style style:name="Uzdevumi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Uzdevumi.B2" style:family="table-cell">
      <style:table-cell-properties fo:padding="0.097cm" fo:border-left="0.002cm solid #000000" fo:border-right="none" fo:border-top="none" fo:border-bottom="0.002cm solid #000000"/>
    </style:style>
    <style:style style:name="Uzdevumi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Uzdevum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fo:background-color="transparen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zdevumi" table:style-name="Uzdevumi">
        <table:table-column table:style-name="Uzdevumi.A" table:number-columns-repeated="5"/>
        <table:table-row>
          <table:table-cell table:style-name="Uzdevumi.A1" office:value-type="string">
            <text:p text:style-name="P1">Uzd. Nr.</text:p>
          </table:table-cell>
          <table:table-cell table:style-name="Uzdevumi.A1" office:value-type="string">
            <text:p text:style-name="P1">Uzd. Nosaukums</text:p>
          </table:table-cell>
          <table:table-cell table:style-name="Uzdevumi.A1" office:value-type="string">
            <text:p text:style-name="P1">Datums</text:p>
          </table:table-cell>
          <table:table-cell table:style-name="Uzdevumi.A1" office:value-type="string">
            <text:p text:style-name="P1">Patērētās stundas</text:p>
          </table:table-cell>
          <table:table-cell table:style-name="Uzdevumi.E1" office:value-type="string">
            <text:p text:style-name="P1">Piezīmes</text:p>
          </table:table-cell>
        </table:table-row>
        <table:table-row>
          <table:table-cell table:style-name="Uzdevumi.A2" office:value-type="float" office:value="1">
            <text:p text:style-name="Table_20_Contents">1</text:p>
          </table:table-cell>
          <table:table-cell table:style-name="Uzdevumi.B2" office:value-type="string">
            <text:p text:style-name="Table_20_Contents">GIT repozitorija izveide</text:p>
          </table:table-cell>
          <table:table-cell table:style-name="Uzdevumi.C2" office:value-type="date" office:date-value="2023-04-04">
            <text:p text:style-name="Table_20_Contents">04/04/23</text:p>
          </table:table-cell>
          <table:table-cell table:style-name="Uzdevumi.B2" office:value-type="string">
            <text:p text:style-name="Table_20_Contents">1h</text:p>
          </table:table-cell>
          <table:table-cell table:style-name="Uzdevumi.E2" office:value-type="string">
            <text:p text:style-name="Table_20_Contents">Repozitorija izveide, tukša API projekta izveide, iepazīšanās ar uzdevumu</text:p>
          </table:table-cell>
        </table:table-row>
        <table:table-row>
          <table:table-cell table:style-name="Uzdevumi.B2" office:value-type="string">
            <text:p text:style-name="Table_20_Contents"/>
          </table:table-cell>
          <table:table-cell table:style-name="Uzdevumi.B2" office:value-type="string">
            <text:p text:style-name="Table_20_Contents"/>
          </table:table-cell>
          <table:table-cell table:style-name="Uzdevumi.B2" office:value-type="string">
            <text:p text:style-name="Table_20_Contents"/>
          </table:table-cell>
          <table:table-cell table:style-name="Uzdevumi.B2" office:value-type="string">
            <text:p text:style-name="Table_20_Contents"/>
          </table:table-cell>
          <table:table-cell table:style-name="Uzdevumi.E2" office:value-type="string">
            <text:p text:style-name="Table_20_Contents"/>
          </table:table-cell>
        </table:table-row>
        <table:table-row>
          <table:table-cell table:style-name="Uzdevumi.B2" office:value-type="string">
            <text:p text:style-name="Table_20_Contents"/>
          </table:table-cell>
          <table:table-cell table:style-name="Uzdevumi.B2" office:value-type="string">
            <text:p text:style-name="Table_20_Contents"/>
          </table:table-cell>
          <table:table-cell table:style-name="Uzdevumi.B2" office:value-type="string">
            <text:p text:style-name="Table_20_Contents"/>
          </table:table-cell>
          <table:table-cell table:style-name="Uzdevumi.B2" office:value-type="string">
            <text:p text:style-name="Table_20_Contents"/>
          </table:table-cell>
          <table:table-cell table:style-name="Uzdevumi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04T12:55:35.62</meta:creation-date>
    <meta:document-statistic meta:table-count="1" meta:image-count="0" meta:object-count="0" meta:page-count="1" meta:paragraph-count="10" meta:word-count="23" meta:character-count="161"/>
    <dc:date>2023-05-04T13:05:35.71</dc:date>
    <meta:editing-duration>PT10M2S</meta:editing-duration>
    <meta:editing-cycles>1</meta:editing-cycles>
    <meta:generator>OpenOffice/4.1.2$Win32 OpenOffice.org_project/412m3$Build-9782</meta:generator>
  </office:meta>
</office:document-meta>
</file>